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16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ZasuvkoveOkruhy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kuchyně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denní místnost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pracovna</text:p>
          </table:table-cell>
          <table:table-cell office:value-type="string" calcext:value-type="string">
            <text:p>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Dětský pokoj I</text:p>
          </table:table-cell>
          <table:table-cell office:value-type="string" calcext:value-type="string">
            <text:p>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Dětský pokoj II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 Ložnice</text:p>
          </table:table-cell>
          <table:table-cell office:value-type="string" calcext:value-type="string">
            <text:p>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V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y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krovlnná troub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3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kuchyňská li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ni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estoř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kční varná deska</text:p>
          </table:table-cell>
          <table:table-cell office:value-type="string" calcext:value-type="string">
            <text:p>736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5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3;104;105;10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4; 106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08;109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0;101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ač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ši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ásuvky venkovní + robosekačk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– Soustruh</text:p>
          </table:table-cell>
          <table:table-cell office:value-type="string" calcext:value-type="string">
            <text:p>60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;100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400V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pitná voda (čerpadlo + 2 zásuvky úpravna)</text:p>
          </table:table-cell>
          <table:table-cell office:value-type="string" calcext:value-type="string">
            <text:p>1550w + 2x10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árna užitková voda</text:p>
          </table:table-cell>
          <table:table-cell office:value-type="string" calcext:value-type="string">
            <text:p>910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ána + videovrátný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dna</text:p>
          </table:table-cell>
          <table:table-cell/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šťov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 pracovn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ásuvky pracovna PC + AP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string" calcext:value-type="string">
            <text:p>201;203;204</text:p>
          </table:table-cell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ásuvky + zásuvka koupelna skřínk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ásuvky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říprava – Přímotop</text:p>
          </table:table-cell>
          <table:table-cell office:value-type="string" calcext:value-type="string">
            <text:p>10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jler</text:p>
          </table:table-cell>
          <table:table-cell office:value-type="string" calcext:value-type="string">
            <text:p>250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kuperace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boproudý rozvaděč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zerva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ásuvka venkovní – vánoční osvětlení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kulační čerpadlo</text:p>
          </table:table-cell>
          <table:table-cell/>
        </table:table-row>
      </table:table>
      <table:table table:name="Svetla" table:style-name="ta1"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a schody stě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ídelna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chyň Led pásek li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stůl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ývák gauč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10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stup do denní místnost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chodb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 světlo ú podlahy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okoj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L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L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ložnic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upelna strop + 2x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C strop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u vstupu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teriér světla teras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teriér světla pokoj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riér světlo ložnice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dílna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sklad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op pracovna II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op Galerie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odiště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2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Šat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2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upelna strop + skřínk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L2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chnická místnost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na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nkovní plochá střecha</text:p>
          </table:table-cell>
        </table:table-row>
      </table:table>
      <table:table table:name="Topeni" table:style-name="ta1"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H1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4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9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2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7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6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2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H10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H1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1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310 W</text:p>
          </table:table-cell>
        </table:table-row>
        <table:table-row table:style-name="ro1">
          <table:table-cell office:value-type="string" calcext:value-type="string">
            <text:p>RP</text:p>
          </table:table-cell>
          <table:table-cell office:value-type="string" calcext:value-type="string">
            <text:p>1NP</text:p>
          </table:table-cell>
          <table:table-cell office:value-type="string" calcext:value-type="string">
            <text:p>112+100</text:p>
          </table:table-cell>
          <table:table-cell office:value-type="string" calcext:value-type="string">
            <text:p>H1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yhřívaná střešní vpusť</text:p>
          </table:table-cell>
          <table:table-cell office:value-type="string" calcext:value-type="string">
            <text:p>3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7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550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H2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ebřík</text:p>
          </table:table-cell>
          <table:table-cell office:value-type="string" calcext:value-type="string">
            <text:p>500 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lahové topení</text:p>
          </table:table-cell>
          <table:table-cell office:value-type="string" calcext:value-type="string">
            <text:p>1300 W</text:p>
          </table:table-cell>
        </table:table-row>
      </table:table>
      <table:table table:name="Zaluzie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fix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S otvírací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Fix rohové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H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Kuchyňská link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H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racovna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H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H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Pokoj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H10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<text:s/>Ložnice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H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Pracovna II</text:p>
          </table:table-cell>
          <table:table-cell office:value-type="string" calcext:value-type="string">
            <text:p>95W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H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Žaluzie Herna</text:p>
          </table:table-cell>
          <table:table-cell office:value-type="string" calcext:value-type="string">
            <text:p>95W</text:p>
          </table:table-cell>
        </table:table-row>
      </table:table>
      <table:table table:name="Zvuk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ozvaděč</text:p>
          </table:table-cell>
          <table:table-cell office:value-type="string" calcext:value-type="string">
            <text:p>Podlaží</text:p>
          </table:table-cell>
          <table:table-cell office:value-type="string" calcext:value-type="string">
            <text:p>Místnost</text:p>
          </table:table-cell>
          <table:table-cell office:value-type="string" calcext:value-type="string">
            <text:p>Okruh</text:p>
          </table:table-cell>
          <table:table-cell office:value-type="string" calcext:value-type="string">
            <text:p>Počet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Příkon</text:p>
          </table:table-cell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ND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porduktor kuchyně + obývák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ND10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rduktor Pracovna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ND10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1NP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ND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okoj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ND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roduktor Pracovna II</text:p>
          </table:table-cell>
          <table:table-cell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2NP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ND2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poduktor Hern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22:20:25.154981732</meta:creation-date>
    <dc:date>2024-08-17T20:45:37.846004856</dc:date>
    <meta:editing-duration>PT2H26M41S</meta:editing-duration>
    <meta:editing-cycles>17</meta:editing-cycles>
    <meta:generator>LibreOffice/7.3.7.2$Linux_X86_64 LibreOffice_project/30$Build-2</meta:generator>
    <meta:document-statistic meta:table-count="5" meta:cell-count="734" meta:object-count="0"/>
  </office:meta>
</office:document-meta>
</file>